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oft-page-break/><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text:span><text:soft-page-break/><text:span text:style-name="T209">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oft-page-break/><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oft-page-break/><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text:span><text:soft-page-break/><text:span text:style-name="T220">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oft-page-break/><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oft-page-break/><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text:span><text:soft-page-break/><text:span text:style-name="T231">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text:span><text:soft-page-break/><text:span text:style-name="T234">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oft-page-break/><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oft-page-break/><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text:span><text:soft-page-break/><text:span text:style-name="T247">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oft-page-break/><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7">Chapter Twenty-One</text:p>
      <text:p text:style-name="P47"/>
      <text:p text:style-name="P47"><text:s text:c="5"/><text:span text:style-name="T257">It took twenty minutes, not five, to interrogate Anne. Once Calvin was satisfied she didn’t know anything he allowed her to go.</text:span></text:p>
      <text:p text:style-name="P47"><text:s text:c="5"/><text:span text:style-name="T257">Anne rushed from the room and ran downstairs to the bartender. “How could you!” She said. “How could you!”</text:span></text:p>
      <text:p text:style-name="P47"><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7"><text:soft-page-break/><text:s text:c="5"/><text:span text:style-name="T258">Calvin walked down the stairs and up to the bar. “She was very helpful.” He said. “In the end. I feel like I owe you more money.” Setting his coin purse down on the counter he paused. “Take what you feel is fair.”</text:span></text:p>
      <text:p text:style-name="P47"><text:s text:c="5"/><text:span text:style-name="T258">The bartender took the coin purse and pocketed it. “I think that should do nicely.” he said.</text:span></text:p>
      <text:p text:style-name="P47"><text:s text:c="5"/>“<text:span text:style-name="T259">Fair enough.” Calvin said, “I’ll be back.” He walked out the front door.</text:span></text:p>
      <text:p text:style-name="P47"><text:s text:c="5"/><text:span text:style-name="T260">The bartender handed the coin purse over to Anne. “I know it won’t make up for it, but here you go.” He said.</text:span></text:p>
      <text:p text:style-name="P47"><text:s text:c="5"/><text:span text:style-name="T260">Anne took the money. “This doesn’t make us even.” She said. “I’m still mad at you.”</text:span></text:p>
      <text:p text:style-name="P47"><text:s text:c="5"/><text:span text:style-name="T260">The bartender folded his arms. “Yeah I know.” He said. </text:span><text:span text:style-name="T261">Mike watched as Anne walked back upstairs to wait for more clients. </text:span><text:span text:style-name="T262">She was wearing a red dress, one of his favorites. It was low cut so you could see her well developed breasts. A perfect dress for a lady of the night.</text:span></text:p>
      <text:p text:style-name="P47"><text:s text:c="5"/><text:span text:style-name="T263">Across the saloon Eugene and Calypso sat at a table. They had just watched the entire episode unfurl. Eugene felt bad for letting Calvin know where Anne was, but some habits die hard.</text:span></text:p>
      <text:p text:style-name="P47"><text:s text:c="5"/>“<text:span text:style-name="T263">Go to her.” Calypso said. “Go comfort her.”</text:span></text:p>
      <text:p text:style-name="P47"><text:s text:c="5"/><text:span text:style-name="T263">Eugene looked at Calypso and shook his head. “I can’t do that to you.” He said. ‘That would be wrong.”</text:span></text:p>
      <text:p text:style-name="P47"><text:s text:c="5"/><text:span text:style-name="T263">Calypso shook her head. “I’m allowing it this once.” She said. “Go to her.”</text:span></text:p>
      <text:p text:style-name="P47"><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7"><text:s text:c="5"/><text:span text:style-name="T263">But she did.</text:span></text:p>
      <text:p text:style-name="P47"><text:soft-page-break/><text:s text:c="5"/>“<text:span text:style-name="T263">Eugene.” Anne said. “What are you doing up here?”</text:span></text:p>
      <text:p text:style-name="P47"><text:s text:c="5"/><text:span text:style-name="T263">Eugene held out a hand which Anne took. “I’m here to comfort you.” He said. “I saw what happened.”</text:span></text:p>
      <text:p text:style-name="P47"><text:s text:c="5"/><text:span text:style-name="T263">Anne smiled. “Oh Eugene, that’s so sweet of you. It’ll cost you, but that’s sweet of you.”</text:span></text:p>
      <text:p text:style-name="P47"><text:s text:c="5"/><text:span text:style-name="T263">Eugene nodded. “I know.” He walked inside and closed the door </text:span><text:span text:style-name="T264">behind him</text:span><text:span text:style-name="T263">.</text:span></text:p>
      <text:p text:style-name="P47"><text:s text:c="5"/><text:span text:style-name="T269">Once inside, Anne disrobed and sat there naked in front of Eugene. “You’ve earned it Eugene.” She said. “Whatever you want, you can have.”</text:span></text:p>
      <text:p text:style-name="P47"><text:s text:c="5"/><text:span text:style-name="T269">Eugene held Anne’s hand. “Let’s just talk for a moment.”</text:span></text:p>
      <text:p text:style-name="P47"><text:s text:c="5"/><text:span text:style-name="T265">An hour later Eugene emerged from Anne’s room. His shirt was barely tucked in. Walking down the steps he smiled at Mike. “She’s a good woman you have working for you.” He said.</text:span></text:p>
      <text:p text:style-name="P47"><text:s text:c="5"/><text:span text:style-name="T265">Mike nodded. “Yeah I know.”</text:span></text:p>
      <text:p text:style-name="P47"><text:s text:c="5"/><text:span text:style-name="T265">Crossing the saloon Eugene sat down at the table where Calypso was still seated.</text:span></text:p>
      <text:p text:style-name="P47"><text:s text:c="5"/>“<text:span text:style-name="T265">You look happy.” She said.</text:span></text:p>
      <text:p text:style-name="P47"><text:s text:c="5"/><text:span text:style-name="T265">Eugene smiled. “We talked.” He said. “</text:span><text:span text:style-name="T266">She’s not that bad of a person once you get to know her.”</text:span></text:p>
      <text:p text:style-name="P47"><text:s text:c="5"/><text:span text:style-name="T266">Calypso nodded. “Oh I’m sure you got to know her inside and out.” She winked at Eugene.</text:span></text:p>
      <text:p text:style-name="P47"><text:s text:c="5"/><text:span text:style-name="T266">Eugene shook his head. “It wasn’t anything like that.”</text:span></text:p>
      <text:p text:style-name="P47"><text:s text:c="5"/>“<text:span text:style-name="T266">It’s okay Eugene.” Calypso said. “It’s fine. I’m fine with it.”</text:span></text:p>
      <text:p text:style-name="P47"><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7"><text:soft-page-break/><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7"><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7"><text:s text:c="5"/><text:span text:style-name="T270">Finishing her whiskey, Calypso stood up from the table. “We should get back to work.”</text:span></text:p>
      <text:p text:style-name="P47"><text:s text:c="5"/><text:span text:style-name="T270">Eugene looked at Calypso and shook his head. “I don’t think you’re in any condition to work. How many shots have you had?”</text:span></text:p>
      <text:p text:style-name="P47"><text:s text:c="5"/><text:span text:style-name="T270">Calypso held up two fingers “Six.” She said.</text:span></text:p>
      <text:p text:style-name="P47"><text:s text:c="5"/><text:span text:style-name="T270">Eugene held onto her. “Yeah I think you’re done for the day.” He said, “One of these days you’ll learn you can’t hold your liquor. Six shots? Oh dear.”</text:span></text:p>
      <text:p text:style-name="P47"><text:s text:c="5"/><text:span text:style-name="T271">They walked back to their home on the edge of town. It was a small place but it was someplace to live.</text:span></text:p>
      <text:p text:style-name="P47"><text:s text:c="5"/><text:span text:style-name="T271">Once inside Eugene led Calypso over to the bed and laid her down. “There you are my dear, get some rest. Sleep the booze off.” He said.</text:span></text:p>
      <text:p text:style-name="P47"><text:s text:c="5"/><text:span text:style-name="T271">Calypso nodded. “Yes darling.” </text:span><text:span text:style-name="T272">She turned over on the bed and sunk her face deep into the pillow. She would sleep good that much was certain.</text:span></text:p>
      <text:p text:style-name="P47"><text:soft-page-break/><text:s text:c="5"/><text:span text:style-name="T272">Eugene sneaked back out of the house and walked back to the saloon. There was a lawman out there who had answers. Eugene intended to confront him and get some answers. Much deserved answers.</text:span></text:p>
      <text:p text:style-name="P47"/>
      <text:p text:style-name="P48">Chapter Twenty-Two</text:p>
      <text:p text:style-name="P48"/>
      <text:p text:style-name="P48"><text:s text:c="5"/><text:span text:style-name="T273">Walking back into the saloon Eugene walked up to Calvin who was shooting darts.</text:span></text:p>
      <text:p text:style-name="P48"><text:s text:c="5"/>“<text:span text:style-name="T273">The ex lawman appears.” Calvin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93</meta:editing-cycles>
    <meta:generator>LibreOffice/7.4.2.3$Windows_X86_64 LibreOffice_project/382eef1f22670f7f4118c8c2dd222ec7ad009daf</meta:generator>
    <dc:date>2022-10-26T13:04:51.168000000</dc:date>
    <meta:editing-duration>PT14H59M23S</meta:editing-duration>
    <meta:document-statistic meta:table-count="0" meta:image-count="0" meta:object-count="0" meta:page-count="86" meta:paragraph-count="917" meta:word-count="23018" meta:character-count="129155" meta:non-whitespace-character-count="102573"/>
  </office:meta>
</office:document-meta>
</file>